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14.1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9.79mm"/>
    </style:style>
    <style:style style:name="co9" style:family="table-column">
      <style:table-column-properties fo:break-before="auto" style:column-width="18.22mm"/>
    </style:style>
    <style:style style:name="co10" style:family="table-column">
      <style:table-column-properties fo:break-before="auto" style:column-width="17.25mm"/>
    </style:style>
    <style:style style:name="co11" style:family="table-column">
      <style:table-column-properties fo:break-before="auto" style:column-width="18.36mm"/>
    </style:style>
    <style:style style:name="co12" style:family="table-column">
      <style:table-column-properties fo:break-before="auto" style:column-width="13.3mm"/>
    </style:style>
    <style:style style:name="co13" style:family="table-column">
      <style:table-column-properties fo:break-before="auto" style:column-width="8.11mm"/>
    </style:style>
    <style:style style:name="co14" style:family="table-column">
      <style:table-column-properties fo:break-before="auto" style:column-width="15.82mm"/>
    </style:style>
    <style:style style:name="co15" style:family="table-column">
      <style:table-column-properties fo:break-before="auto" style:column-width="15.4mm"/>
    </style:style>
    <style:style style:name="co16" style:family="table-column">
      <style:table-column-properties fo:break-before="auto" style:column-width="10.78mm"/>
    </style:style>
    <style:style style:name="co17" style:family="table-column">
      <style:table-column-properties fo:break-before="auto" style:column-width="18.89mm"/>
    </style:style>
    <style:style style:name="co18" style:family="table-column">
      <style:table-column-properties fo:break-before="auto" style:column-width="14.41mm"/>
    </style:style>
    <style:style style:name="co19" style:family="table-column">
      <style:table-column-properties fo:break-before="auto" style:column-width="7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Default">
      <style:table-cell-properties fo:background-color="#dcffdc"/>
    </style:style>
    <style:style style:name="ce12" style:family="table-cell" style:parent-style-name="Default" style:data-style-name="N3">
      <style:table-cell-properties fo:background-color="#fff200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8ffb8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cffdc"/>
    </style:style>
    <style:style style:name="ce7" style:family="table-cell" style:parent-style-name="Default" style:data-style-name="N3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b8ffb8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1" table:default-cell-style-name="ce8"/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7.8" calcext:value-type="float">
            <text:p>38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5.9" calcext:value-type="float">
            <text:p>36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5.8" calcext:value-type="float">
            <text:p>36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5.7" calcext:value-type="float">
            <text:p>36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5.1" calcext:value-type="float">
            <text:p>35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4.8" calcext:value-type="float">
            <text:p>35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4.7" calcext:value-type="float">
            <text:p>35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4.7" calcext:value-type="float">
            <text:p>35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4.6" calcext:value-type="float">
            <text:p>35</text:p>
          </table:table-cell>
        </table:table-row>
        <table:table-row table:style-name="ro1">
          <table:table-cell table:style-name="ce6" office:value-type="string" calcext:value-type="string">
            <text:p>Paquets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string" calcext:value-type="string">
            <text:p>window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polyor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fficacité</text:p>
          </table:table-cell>
          <table:table-cell table:style-name="ce7" office:value-type="float" office:value="34.5" calcext:value-type="float">
            <text:p>3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4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1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6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2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7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5.9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4.9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6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3.9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9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6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4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2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1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1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8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7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8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9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4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1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5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6.5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1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9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8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2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4.8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6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4.3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4.2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9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8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3.8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3.3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2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9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5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3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8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4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7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7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6.2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9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6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3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3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</text:p>
          </table:table-cell>
        </table:table-row>
        <table:table-row table:style-name="ro1" table:number-rows-repeated="104829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>
        <table:table-column table:style-name="co1" table:number-columns-repeated="11" table:default-cell-style-name="ce9"/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4" calcext:value-type="float">
            <text:p>29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9" calcext:value-type="float">
            <text:p>15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2" calcext:value-type="float">
            <text:p>11,2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9" calcext:value-type="float">
            <text:p>9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80 tests" table:style-name="ta1"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2" table:number-columns-repeated="3" table:default-cell-style-name="ce9"/>
        <table:table-column table:style-name="co5" table:default-cell-style-name="ce9"/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9" calcext:value-type="float">
            <text:p>3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8.1" calcext:value-type="float">
            <text:p>3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.6" calcext:value-type="float">
            <text:p>3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5" calcext:value-type="float">
            <text:p>37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string" calcext:value-type="string">
            <text:p>window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polyorder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.4" calcext:value-type="float">
            <text:p>37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7.2" calcext:value-type="float">
            <text:p>37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9" calcext:value-type="float">
            <text:p>3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6.9" calcext:value-type="float">
            <text:p>3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string" calcext:value-type="string">
            <text:p>window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olyorder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string" calcext:value-type="string">
            <text:p>window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string" calcext:value-type="string">
            <text:p>polyorder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6.6" calcext:value-type="float">
            <text:p>36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string" calcext:value-type="string">
            <text:p>window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polyorder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string" calcext:value-type="string">
            <text:p>window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polyorder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string" calcext:value-type="string">
            <text:p>window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polyorder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6" calcext:value-type="float">
            <text:p>3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string" calcext:value-type="string">
            <text:p>window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polyorder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string" calcext:value-type="string">
            <text:p>window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polyorder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1" calcext:value-type="float">
            <text:p>2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9" calcext:value-type="float">
            <text:p>2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9" calcext:value-type="float">
            <text:p>2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8" calcext:value-type="float">
            <text:p>2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2" calcext:value-type="float">
            <text:p>2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7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1" calcext:value-type="float">
            <text:p>27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2" calcext:value-type="float">
            <text:p>25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1" calcext:value-type="float">
            <text:p>2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9" calcext:value-type="float">
            <text:p>2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7" calcext:value-type="float">
            <text:p>2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3" calcext:value-type="float">
            <text:p>2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3" calcext:value-type="float">
            <text:p>2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7" calcext:value-type="float">
            <text:p>2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1.7" calcext:value-type="float">
            <text:p>2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1.1" calcext:value-type="float">
            <text:p>2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7" calcext:value-type="float">
            <text:p>20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8" calcext:value-type="float">
            <text:p>19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77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ans smooth" table:style-name="ta1"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7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7" table:default-cell-style-name="ce9"/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i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di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i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i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di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i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d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vec smooth" table:style-name="ta1">
        <table:table-column table:style-name="co10" table:default-cell-style-name="ce9"/>
        <table:table-column table:style-name="co3" table:default-cell-style-name="ce9"/>
        <table:table-column table:style-name="co10" table:default-cell-style-name="ce9"/>
        <table:table-column table:style-name="co3" table:default-cell-style-name="ce9"/>
        <table:table-column table:style-name="co10" table:default-cell-style-name="ce9"/>
        <table:table-column table:style-name="co3" table:default-cell-style-name="ce9"/>
        <table:table-column table:style-name="co10" table:default-cell-style-name="ce9"/>
        <table:table-column table:style-name="co3" table:default-cell-style-name="ce9"/>
        <table:table-column table:style-name="co10" table:default-cell-style-name="ce9"/>
        <table:table-column table:style-name="co3" table:default-cell-style-name="ce9"/>
        <table:table-column table:style-name="co10" table:number-columns-repeated="2" table:default-cell-style-name="ce9"/>
        <table:table-column table:style-name="co5" table:default-cell-style-name="ce9"/>
        <table:table-column table:style-name="co3" table:default-cell-style-name="ce9"/>
        <table:table-column table:style-name="co1" table:number-columns-repeated="1008" table:default-cell-style-name="ce9"/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d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i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c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nseils JO" table:style-name="ta1"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Default"/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7" table:style-name="ta1">
        <table:table-column table:style-name="co14" table:number-columns-repeated="1024" table:default-cell-style-name="ce9"/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4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8" calcext:value-type="float">
            <text:p>24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25.1" calcext:value-type="float">
            <text:p>25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7" calcext:value-type="float">
            <text:p>35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8" calcext:value-type="float">
            <text:p>38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3.9" calcext:value-type="float">
            <text:p>43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8.5" calcext:value-type="float">
            <text:p>48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4.5" calcext:value-type="float">
            <text:p>54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5.1" calcext:value-type="float">
            <text:p>55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8.6" calcext:value-type="float">
            <text:p>58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0.9" calcext:value-type="float">
            <text:p>70,9</text:p>
          </table:table-cell>
          <table:table-cell table:number-columns-repeated="100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8" table:style-name="ta1">
        <table:table-column table:style-name="co15" table:default-cell-style-name="ce9"/>
        <table:table-column table:style-name="co16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6" table:default-cell-style-name="ce9"/>
        <table:table-column table:style-name="co15" table:default-cell-style-name="ce9"/>
        <table:table-column table:style-name="co16" table:default-cell-style-name="ce9"/>
        <table:table-column table:style-name="co15" table:default-cell-style-name="ce9"/>
        <table:table-column table:style-name="co16" table:default-cell-style-name="ce9"/>
        <table:table-column table:style-name="co15" table:default-cell-style-name="ce9"/>
        <table:table-column table:style-name="co16" table:default-cell-style-name="ce9"/>
        <table:table-column table:style-name="co18" table:default-cell-style-name="ce9"/>
        <table:table-column table:style-name="co16" table:default-cell-style-name="ce9"/>
        <table:table-column table:style-name="co15" table:number-columns-repeated="2" table:default-cell-style-name="ce9"/>
        <table:table-column table:style-name="co19" table:default-cell-style-name="ce9"/>
        <table:table-column table:style-name="co15" table:number-columns-repeated="1007" table:default-cell-style-name="ce9"/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6.9" calcext:value-type="float">
            <text:p>56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50.9" calcext:value-type="float">
            <text:p>50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7.1" calcext:value-type="float">
            <text:p>47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6.7" calcext:value-type="float">
            <text:p>46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5.6" calcext:value-type="float">
            <text:p>45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4.2" calcext:value-type="float">
            <text:p>4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0.1" calcext:value-type="float">
            <text:p>40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9.7" calcext:value-type="float">
            <text:p>39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5" calcext:value-type="float">
            <text:p>38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4" calcext:value-type="float">
            <text:p>38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7.6" calcext:value-type="float">
            <text:p>37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4" calcext:value-type="float">
            <text:p>37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3" calcext:value-type="float">
            <text:p>37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1" calcext:value-type="float">
            <text:p>37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1" calcext:value-type="float">
            <text:p>37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7" calcext:value-type="float">
            <text:p>36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6.4" calcext:value-type="float">
            <text:p>36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6.1" calcext:value-type="float">
            <text:p>36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3" calcext:value-type="float">
            <text:p>35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6" calcext:value-type="float">
            <text:p>34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6" calcext:value-type="float">
            <text:p>34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H28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Feuille2.A1:Feuille2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280 tests'.A1:'280 tests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sans smooth'.A1:'sans smooth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avec smooth'.A1:'avec smooth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Feuille7.A1:Feuille7.AMJ1048576" table:contains-header="false">
          <table:sort>
            <table:sort-by table:field-number="15" table:data-type="automatic"/>
          </table:sort>
        </table:database-range>
        <table:database-range table:name="__Anonymous_Sheet_DB__7" table:target-range-address="Feuille8.A1:Feuille8.AMJ1048576" table:contains-header="false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7:30:42.177115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9:23:28.595967832</meta:creation-date>
    <dc:date>2020-12-03T17:30:57.651641024</dc:date>
    <meta:editing-duration>PT4H31M4S</meta:editing-duration>
    <meta:editing-cycles>12</meta:editing-cycles>
    <meta:generator>LibreOffice/6.1.5.2$Linux_X86_64 LibreOffice_project/10$Build-2</meta:generator>
    <meta:document-statistic meta:table-count="8" meta:cell-count="18143" meta:object-count="0"/>
  </office:meta>
</office:document-meta>
</file>